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72cm" fo:break-before="auto" style:use-optimal-row-height="true"/>
    </style:style>
    <style:style style:name="ro5" style:family="table-row">
      <style:table-row-properties style:row-height="1.868cm" fo:break-before="auto" style:use-optimal-row-height="true"/>
    </style:style>
    <style:style style:name="ro6" style:family="table-row">
      <style:table-row-properties style:row-height="1.263cm" fo:break-before="auto" style:use-optimal-row-height="true"/>
    </style:style>
    <style:style style:name="ro7" style:family="table-row">
      <style:table-row-properties style:row-height="1.21cm" fo:break-before="auto" style:use-optimal-row-height="true"/>
    </style:style>
    <style:style style:name="ro8" style:family="table-row">
      <style:table-row-properties style:row-height="1.789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7)">
            <text:p>sn(2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5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8">
            <text:p>8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7_18-41-15_000.jpg</text:p>
          </table:table-cell>
          <table:table-cell table:style-name="ce16" office:value-type="date" office:date-value="2020-03-29T08:41:51.12">
            <text:p>2020/3/29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3-notes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+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30_19-11-03_000.jpg</text:p>
          </table:table-cell>
          <table:table-cell table:style-name="ce16" office:value-type="date" office:date-value="2020-03-31T08:17:38.77">
            <text:p>2020/3/31 8:17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ips</text:p>
          </table:table-cell>
          <table:table-cell table:style-name="ce6" office:value-type="string">
            <text:p>tip</text:p>
          </table:table-cell>
          <table:table-cell table:style-name="ce10" office:value-type="string">
            <text:p>D3の出し方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3-31_19-10-56_000.jpg</text:p>
          </table:table-cell>
          <table:table-cell table:style-name="ce16" office:value-type="date" office:date-value="2020-04-01T08:53:13.090001">
            <text:p>2020/4/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es</text:p>
          </table:table-cell>
          <table:table-cell table:style-name="ce6" office:value-type="string">
            <text:p>res</text:p>
          </table:table-cell>
          <table:table-cell table:style-name="ce10" office:value-type="string">
            <text:p>position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/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prev</text:p>
          </table:table-cell>
          <table:table-cell table:style-name="ce6" office:value-type="string">
            <text:p>prev</text:p>
          </table:table-cell>
          <table:table-cell table:style-name="ce10" office:value-type="string">
            <text:p>prev-R.2,for=write-out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3_19-13-12_000.jpg</text:p>
          </table:table-cell>
          <table:table-cell table:style-name="ce16" office:value-type="date" office:date-value="2020-04-04T09:18:08.65">
            <text:p>2020/4/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,no-memo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5_19-01-53_000.mov</text:p>
          </table:table-cell>
          <table:table-cell table:style-name="ce16" office:value-type="date" office:date-value="2020-04-06T08:12:22.21">
            <text:p>2020/4/6 8:1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06T08:12:39.99">
            <text:p>2020/4/6 8:12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4.624cm" draw:caption-point-x="-1.353cm" draw:caption-point-y="2.83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85];6;2)">
            <text:p/>
          </table:table-cell>
          <table:table-cell office:value-type="string">
            <text:p>2019-09-30_18-28-44_000.jpg</text:p>
          </table:table-cell>
          <table:table-cell table:formula="of:=MID([.K8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8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5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48)">
            <text:p>sn(48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6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(==&gt;f-109)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1">
            <text:p>3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s-for-f-109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3">
            <text:p>3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(patt-2?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,2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4">
            <text:p>3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fs-1(==&gt;f-110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7_18-06-51_000.jpg</text:p>
          </table:table-cell>
          <table:table-cell table:style-name="ce49" office:value-type="date" office:date-value="2020-03-29T08:40:30.12">
            <text:p>2020/3/29 8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5">
            <text:p>3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section=0327-s.1,block=A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6">
            <text:p>36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R=1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7">
            <text:p>37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5" office:value-type="string">
            <text:p>research</text:p>
          </table:table-cell>
          <table:table-cell table:style-name="ce36" office:value-type="string">
            <text:p>for=f-110,position-table+</text:p>
          </table:table-cell>
          <table:table-cell table:number-columns-repeated="5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8">
            <text:p>38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fs-2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9">
            <text:p>39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11</text:p>
          </table:table-cell>
          <table:table-cell table:style-name="ce36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0">
            <text:p>4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office:value-type="string">
            <text:p>t.80</text:p>
          </table:table-cell>
          <table:table-cell table:style-name="ce45"/>
          <table:table-cell table:style-name="ce29"/>
          <table:table-cell table:style-name="ce28"/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1">
            <text:p>4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patt</text:p>
          </table:table-cell>
          <table:table-cell table:style-name="ce36" office:value-type="string">
            <text:p>:et-1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2">
            <text:p>4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play</text:p>
          </table:table-cell>
          <table:table-cell table:style-name="ce36"/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3">
            <text:p>4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research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7">
          <table:table-cell table:style-name="ce28" office:value-type="float" office:value="44">
            <text:p>4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B</text:p>
          </table:table-cell>
          <table:table-cell table:style-name="ce29" office:value-type="string">
            <text:p>genre=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5">
            <text:p>4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5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office:value-type="float" office:value="46">
            <text:p>4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33" office:value-type="string">
            <text:p>R=3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office:value-type="float" office:value="47">
            <text:p>4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2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4">
          <table:table-cell table:style-name="ce28" office:value-type="float" office:value="48">
            <text:p>4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4-06T08:12:40.19">
            <text:p>2020/4/6 8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731cm" draw:caption-point-x="-1.353cm" draw:caption-point-y="2.42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4-06T08:12:40.36">
            <text:p>2020/4/6 8:1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91cm" draw:caption-point-x="-1.353cm" draw:caption-point-y="2.42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06T08:12:40.49">
            <text:p>2020/4/6 8:12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15cm" draw:caption-point-x="-1.353cm" draw:caption-point-y="2.42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48)">
            <text:p>sn(48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5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06T08:12:40.6">
            <text:p>2020/4/6 8:12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48)">
            <text:p>sn(48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5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06T08:12:40.68">
            <text:p>2020/4/6 8:12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7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7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4-06T08:12:40.77">
            <text:p>2020/4/6 8:12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06T08:12:40.88">
            <text:p>2020/4/6 8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48)">
            <text:p>sn(48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06T08:12:40.97">
            <text:p>2020/4/6 8:1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3cm" draw:caption-point-x="-1.353cm" draw:caption-point-y="2.22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06T08:12:41.07">
            <text:p>2020/4/6 8:1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48)">
            <text:p>sn(48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06T08:12:41.16">
            <text:p>2020/4/6 8:1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3cm" draw:caption-point-x="-1.353cm" draw:caption-point-y="2.22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4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40" table:on-update-keep-styles="true" table:on-update-keep-size="false"/>
        <table:database-range table:name="range_type__sx" table:target-range-address="sx.D2:sx.D40" table:on-update-keep-styles="true" table:on-update-keep-size="false"/>
        <table:database-range table:target-range-address="sx.O2:sx.R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2020/04/06</text:date>, <text:time>08:12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4-06T08:12:39.35</dc:date>
    <dc:creator>iwabuchi ken</dc:creator>
    <meta:editing-duration>P8DT5H40M29S</meta:editing-duration>
    <meta:editing-cycles>780</meta:editing-cycles>
    <meta:generator>OpenOffice/4.1.3$Win32 OpenOffice.org_project/413m1$Build-9783</meta:generator>
    <meta:document-statistic meta:table-count="11" meta:cell-count="5132" meta:object-count="0"/>
    <meta:user-defined meta:name="sheets-banding"/>
    <meta:user-defined meta:name="sheets-original-selection"/>
  </office:meta>
</office:document-meta>
</file>